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800000020E95CC7B6.png"/>
  <manifest:file-entry manifest:media-type="image/png" manifest:full-path="Pictures/10000201000000200000001E1E0ADA78.png"/>
  <manifest:file-entry manifest:media-type="image/png" manifest:full-path="Pictures/100002010000002000000020920F9EDC.png"/>
  <manifest:file-entry manifest:media-type="image/png" manifest:full-path="Pictures/10000201000000200000002030A5A05E.png"/>
  <manifest:file-entry manifest:media-type="image/png" manifest:full-path="Pictures/10000201000000200000002034965805.png"/>
  <manifest:file-entry manifest:media-type="image/png" manifest:full-path="Pictures/10000201000000200000001E1368CB7B.png"/>
  <manifest:file-entry manifest:media-type="image/png" manifest:full-path="Pictures/100002010000001C0000001A97453480.png"/>
  <manifest:file-entry manifest:media-type="image/png" manifest:full-path="Pictures/100002010000002000000020B2EBD917.png"/>
  <manifest:file-entry manifest:media-type="image/png" manifest:full-path="Pictures/100002010000002000000020EC819DE2.png"/>
  <manifest:file-entry manifest:media-type="image/png" manifest:full-path="Pictures/1000020100000020000000209E8E4D8E.png"/>
  <manifest:file-entry manifest:media-type="image/png" manifest:full-path="Pictures/100002010000002000000020A8CA21D7.png"/>
  <manifest:file-entry manifest:media-type="image/png" manifest:full-path="Pictures/10000201000000200000002034C58780.png"/>
  <manifest:file-entry manifest:media-type="image/png" manifest:full-path="Pictures/100002010000002000000020F3606C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7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8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9" style:family="graphic" style:parent-style-name="standard">
      <style:graphic-properties draw:stroke="solid" svg:stroke-color="#94bd5e" draw:fill="solid" draw:fill-color="#94bd5e" draw:auto-grow-height="false" fo:min-height="0.749cm" fo:min-width="0.499cm" fo:wrap-option="no-wrap"/>
    </style:style>
    <style:style style:name="gr10" style:family="graphic" style:parent-style-name="standard">
      <style:graphic-properties draw:stroke="solid" svg:stroke-color="#94bd5e" draw:fill="solid" draw:fill-color="#94bd5e" draw:auto-grow-height="false" fo:min-height="0.749cm" fo:min-width="0.499cm" fo:wrap-option="no-wrap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ourier New'" style:font-family-generic="modern" style:font-pitch="fixed" fo:font-size="14pt"/>
    </style:style>
    <style:style style:name="P3" style:family="paragraph">
      <style:text-properties fo:font-family="'Lucida Sans Typewriter'" style:font-family-generic="modern" style:font-pitch="fixed" fo:font-size="14pt" fo:font-weight="normal"/>
    </style:style>
    <style:style style:name="P4" style:family="paragraph">
      <style:paragraph-properties fo:text-align="center"/>
    </style:style>
    <style:style style:name="P5" style:family="paragraph">
      <style:text-properties fo:font-family="'Courier New'" style:font-family-generic="modern" style:font-pitch="fixed" fo:font-size="28pt"/>
    </style:style>
    <style:style style:name="T1" style:family="text">
      <style:text-properties fo:font-family="'Courier New'" style:font-family-generic="modern" style:font-pitch="fixed" fo:font-size="14pt"/>
    </style:style>
    <style:style style:name="T2" style:family="text">
      <style:text-properties fo:font-family="'Lucida Sans Typewriter'" style:font-family-generic="modern" style:font-pitch="fixed" fo:font-size="14pt" fo:font-weight="normal"/>
    </style:style>
    <style:style style:name="T3" style:family="text">
      <style:text-properties fo:font-family="'Courier New'" style:font-family-generic="modern" style:font-pitch="fixed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836cm" svg:height="0.81cm" svg:x="2.61cm" svg:y="16.89cm">
          <draw:text-box>
            <text:p text:style-name="P1"><text:span text:style-name="T1">Livello 2, piano 1</text:span></text:p>
          </draw:text-box>
        </draw:frame>
        <draw:frame draw:style-name="gr1" draw:text-style-name="P2" draw:layer="layout" svg:width="5.836cm" svg:height="0.81cm" svg:x="10.672cm" svg:y="16.89cm">
          <draw:text-box>
            <text:p text:style-name="P1"><text:span text:style-name="T1">Livello 2, piano 2</text:span></text:p>
          </draw:text-box>
        </draw:frame>
        <draw:custom-shape draw:style-name="gr2" draw:layer="layout" svg:width="2cm" svg:height="2cm" svg:x="2.881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4.697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513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329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2.881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4.697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2cm" svg:height="2cm" svg:x="6.513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329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2.881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4.697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513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329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2.881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4.697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513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329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4" draw:layer="layout" svg:width="0.56cm" svg:height="0.56cm" svg:x="4.534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6.334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049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049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049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149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6.349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4.449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4.43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4.466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5.417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144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7.233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4cm" svg:height="0.564cm" svg:x="3.599cm" svg:y="18.264cm">
          <draw:image xlink:href="Pictures/100002010000002000000020A8CA21D7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2cm" svg:x="9.049cm" svg:y="18.286cm">
          <draw:image xlink:href="Pictures/100002010000001C0000001A97453480.png" xlink:type="simple" xlink:show="embed" xlink:actuate="onLoad">
            <text:p text:style-name="P1"/>
          </draw:image>
        </draw:frame>
        <draw:custom-shape draw:style-name="gr2" draw:layer="layout" svg:width="2cm" svg:height="2cm" svg:x="10.943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759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4.575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1" draw:layer="layout" svg:width="2cm" svg:height="2cm" svg:x="16.391cm" svg:y="17.546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943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759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2cm" svg:height="2cm" svg:x="14.575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6.391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943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759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4.575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6.391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943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759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4.575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6.391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4" draw:layer="layout" svg:width="0.56cm" svg:height="0.56cm" svg:x="11.663cm" svg:y="19.14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4.396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7.111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7.111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7.111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6.211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4.411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606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663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663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3.479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3.479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5.295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cm" svg:height="0.52cm" svg:x="15.295cm" svg:y="18.286cm">
          <draw:image xlink:href="Pictures/10000201000000200000001E1E0ADA78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2cm" svg:x="11.663cm" svg:y="18.286cm">
          <draw:image xlink:href="Pictures/100002010000001C0000001A97453480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7.233cm" svg:y="18.266cm">
          <draw:image xlink:href="Pictures/10000201000000200000002034C58780.png" xlink:type="simple" xlink:show="embed" xlink:actuate="onLoad">
            <text:p text:style-name="P1"/>
          </draw:image>
        </draw:frame>
        <draw:custom-shape draw:style-name="gr3" draw:text-style-name="P4" draw:layer="layout" svg:width="0.56cm" svg:height="0.56cm" svg:x="3.601cm" svg:y="19.18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6.244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cm" svg:height="0.56cm" svg:x="6.713cm" svg:y="20.602cm">
          <draw:image xlink:href="Pictures/100002010000002000000020B2EBD917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3.081cm" svg:y="24.234cm">
          <draw:image xlink:href="Pictures/1000020100000020000000209E8E4D8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2.183cm" svg:y="23.194cm">
          <draw:image xlink:href="Pictures/100002010000002000000020920F9EDC.png" xlink:type="simple" xlink:show="embed" xlink:actuate="onLoad">
            <text:p text:style-name="P1"/>
          </draw:image>
        </draw:frame>
        <draw:custom-shape draw:style-name="gr3" draw:text-style-name="P4" draw:layer="layout" svg:width="0.56cm" svg:height="0.56cm" svg:x="13.479cm" svg:y="19.2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4.406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41cm" svg:height="0.56cm" svg:x="15.865cm" svg:y="21.478cm">
          <draw:image xlink:href="Pictures/100002010000001800000020E95CC7B6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7.531cm" svg:y="21.478cm">
          <draw:image xlink:href="Pictures/10000201000000200000002034965805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5.815cm" svg:y="19.562cm">
          <draw:image xlink:href="Pictures/100002010000002000000020920F9EDC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4.875cm" svg:y="19.662cm">
          <draw:image xlink:href="Pictures/100002010000002000000020F3606C3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5.417cm" svg:y="24.234cm">
          <draw:image xlink:href="Pictures/100002010000002000000020EC819DE2.png" xlink:type="simple" xlink:show="embed" xlink:actuate="onLoad">
            <text:p text:style-name="P1"/>
          </draw:image>
        </draw:frame>
        <draw:frame draw:style-name="gr6" draw:text-style-name="P4" draw:layer="layout" svg:width="-0.56cm" svg:height="-0.56cm" svg:x="5.977cm" svg:y="23.754cm">
          <draw:image xlink:href="Pictures/100002010000002000000020EC819DE2.png" xlink:type="simple" xlink:show="embed" xlink:actuate="onLoad">
            <text:p text:style-name="P1"/>
          </draw:image>
        </draw:frame>
        <draw:frame draw:style-name="gr1" draw:text-style-name="P5" draw:layer="layout" svg:width="11.17cm" svg:height="1.369cm" svg:x="4.915cm" svg:y="1.8cm">
          <draw:text-box>
            <text:p text:style-name="P1"><text:span text:style-name="T3">Mappe Secret Quest</text:span></text:p>
          </draw:text-box>
        </draw:frame>
        <draw:custom-shape draw:style-name="gr7" draw:layer="layout" svg:width="2cm" svg:height="2cm" svg:x="6.776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8.592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0.408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2.224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6.776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8.592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3" draw:layer="layout" svg:width="2cm" svg:height="2cm" svg:x="10.408cm" svg:y="7.162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2.224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6.776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8.592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0.408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2.224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6.776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8.592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0.408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2.224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4" draw:layer="layout" svg:width="0.56cm" svg:height="0.56cm" svg:x="8.4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0.2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0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944cm" svg:y="6.9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944cm" svg:y="8.7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944cm" svg:y="10.5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0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0.2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3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7.496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7.496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312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312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128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128cm" svg:y="10.614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4cm" svg:height="0.564cm" svg:x="7.494cm" svg:y="6.064cm">
          <draw:image xlink:href="Pictures/100002010000002000000020A8CA21D7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8.892cm" svg:y="5.646cm">
          <draw:image xlink:href="Pictures/10000201000000200000002030A5A05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2cm" svg:x="9.312cm" svg:y="7.902cm">
          <draw:image xlink:href="Pictures/10000201000000200000001E1E0ADA78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2cm" svg:x="7.496cm" svg:y="7.902cm">
          <draw:image xlink:href="Pictures/100002010000001C0000001A97453480.png" xlink:type="simple" xlink:show="embed" xlink:actuate="onLoad">
            <text:p text:style-name="P1"/>
          </draw:image>
        </draw:frame>
        <draw:frame draw:style-name="gr1" draw:text-style-name="P2" draw:layer="layout" svg:width="3.169cm" svg:height="0.81cm" svg:x="6.525cm" svg:y="4.706cm">
          <draw:text-box>
            <text:p text:style-name="P1"><text:span text:style-name="T1">Livello 1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1" draw:text-style-name="P2" draw:layer="layout" svg:width="5.836cm" svg:height="0.81cm" svg:x="6.276cm" svg:y="1.412cm">
          <draw:text-box>
            <text:p text:style-name="P1"><text:span text:style-name="T1">Livello 3, piano 1</text:span></text:p>
          </draw:text-box>
        </draw:frame>
        <draw:custom-shape draw:style-name="gr9" draw:layer="layout" svg:width="2cm" svg:height="2cm" svg:x="6.276cm" svg:y="2.05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092cm" svg:y="2.05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9.908cm" svg:y="2.05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1.724cm" svg:y="2.05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6.276cm" svg:y="3.86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092cm" svg:y="3.86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3" draw:layer="layout" svg:width="2cm" svg:height="2cm" svg:x="9.908cm" svg:y="3.86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1.724cm" svg:y="3.86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6.276cm" svg:y="7.5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092cm" svg:y="7.5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9.908cm" svg:y="7.5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1.724cm" svg:y="7.5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6.276cm" svg:y="5.68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092cm" svg:y="5.68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9.908cm" svg:y="5.68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1.724cm" svg:y="5.68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4" draw:layer="layout" svg:width="0.56cm" svg:height="0.56cm" svg:x="6.996cm" svg:y="3.70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812cm" svg:y="3.64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444cm" svg:y="3.67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544cm" svg:y="8.2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744cm" svg:y="8.2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7.844cm" svg:y="8.2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6.996cm" svg:y="7.3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6.996cm" svg:y="5.5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812cm" svg:y="7.3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812cm" svg:y="5.52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4cm" svg:height="0.564cm" svg:x="6.994cm" svg:y="2.77cm">
          <draw:image xlink:href="Pictures/100002010000002000000020A8CA21D7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2cm" svg:x="8.812cm" svg:y="2.792cm">
          <draw:image xlink:href="Pictures/100002010000001C0000001A97453480.png" xlink:type="simple" xlink:show="embed" xlink:actuate="onLoad">
            <text:p text:style-name="P1"/>
          </draw:image>
        </draw:frame>
        <draw:custom-shape draw:style-name="gr3" draw:text-style-name="P4" draw:layer="layout" svg:width="0.56cm" svg:height="0.56cm" svg:x="9.712cm" svg:y="4.58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0.628cm" svg:y="3.68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512cm" svg:y="6.404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cm" svg:height="0.56cm" svg:x="11.924cm" svg:y="3.292cm">
          <draw:image xlink:href="Pictures/100002010000002000000020B2EBD917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2.444cm" svg:y="6.404cm">
          <draw:image xlink:href="Pictures/10000201000000200000002034C58780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0.108cm" svg:y="3.292cm">
          <draw:image xlink:href="Pictures/1000020100000020000000209E8E4D8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1.924cm" svg:y="5.108cm">
          <draw:image xlink:href="Pictures/1000020100000020000000209E8E4D8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0.108cm" svg:y="6.924cm">
          <draw:image xlink:href="Pictures/1000020100000020000000209E8E4D8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1.924cm" svg:y="8.74cm">
          <draw:image xlink:href="Pictures/1000020100000020000000209E8E4D8E.png" xlink:type="simple" xlink:show="embed" xlink:actuate="onLoad">
            <text:p text:style-name="P1"/>
          </draw:image>
        </draw:frame>
        <draw:g>
          <draw:frame draw:style-name="gr1" draw:text-style-name="P2" draw:layer="layout" svg:width="5.836cm" svg:height="0.81cm" svg:x="6.276cm" svg:y="19.396cm">
            <draw:text-box>
              <text:p text:style-name="P1"><text:span text:style-name="T1">Livello 3, piano 3</text:span></text:p>
            </draw:text-box>
          </draw:frame>
          <draw:custom-shape draw:style-name="gr9" draw:layer="layout" svg:width="2cm" svg:height="2cm" svg:x="6.276cm" svg:y="20.052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20.052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20.052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10" draw:text-style-name="P1" draw:layer="layout" svg:width="2cm" svg:height="2cm" svg:x="11.724cm" svg:y="20.052cm">
            <text:p text:style-name="P1"><text:span text:style-name="T2">~#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21.868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21.868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text-style-name="P3" draw:layer="layout" svg:width="2cm" svg:height="2cm" svg:x="9.908cm" svg:y="21.868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21.868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25.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25.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25.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25.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23.684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23.684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23.684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23.684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text-style-name="P4" draw:layer="layout" svg:width="0.56cm" svg:height="0.56cm" svg:x="6.996cm" svg:y="21.65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729cm" svg:y="20.77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0.628cm" svg:y="21.70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2.444cm" svg:y="21.67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1.6cm" svg:y="22.58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2.444cm" svg:y="25.27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1.544cm" svg:y="26.2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744cm" svg:y="26.2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7.939cm" svg:y="22.58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6.996cm" svg:y="23.5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7.9cm" svg:y="26.2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8.812cm" svg:y="23.52cm">
            <text:p text:style-name="P1"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56cm" svg:height="0.52cm" svg:x="10.628cm" svg:y="24.424cm">
            <draw:image xlink:href="Pictures/10000201000000200000001E1E0ADA78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2cm" svg:x="6.996cm" svg:y="20.792cm">
            <draw:image xlink:href="Pictures/100002010000001C0000001A97453480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7.516cm" svg:y="23.884cm">
            <draw:image xlink:href="Pictures/100002010000002000000020920F9EDC.png" xlink:type="simple" xlink:show="embed" xlink:actuate="onLoad">
              <text:p text:style-name="P1"/>
            </draw:image>
          </draw:frame>
          <draw:custom-shape draw:style-name="gr3" draw:text-style-name="P4" draw:layer="layout" svg:width="0.56cm" svg:height="0.56cm" svg:x="8.812cm" svg:y="21.7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739cm" svg:y="24.404cm">
            <text:p text:style-name="P1"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56cm" svg:height="0.56cm" svg:x="12.964cm" svg:y="23.884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7.516cm" svg:y="25.7cm">
            <draw:image xlink:href="Pictures/100002010000002000000020920F9EDC.png" xlink:type="simple" xlink:show="embed" xlink:actuate="onLoad">
              <text:p text:style-name="P1"/>
            </draw:image>
          </draw:frame>
        </draw:g>
        <draw:g>
          <draw:custom-shape draw:style-name="gr9" draw:layer="layout" svg:width="2cm" svg:height="2cm" svg:x="6.276cm" svg:y="11.04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11.04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11.04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11.04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12.861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12.861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text-style-name="P3" draw:layer="layout" svg:width="2cm" svg:height="2cm" svg:x="9.908cm" svg:y="12.861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12.861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16.493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16.493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16.493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16.493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14.677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14.677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14.677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14.677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text-style-name="P4" draw:layer="layout" svg:width="0.56cm" svg:height="0.56cm" svg:x="7.929cm" svg:y="11.76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74cm" svg:y="13.58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2.444cm" svg:y="14.46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1.544cm" svg:y="17.21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744cm" svg:y="17.21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7.844cm" svg:y="17.21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7.825cm" svg:y="15.39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7.861cm" svg:y="13.58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6.996cm" svg:y="14.51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0.628cm" svg:y="12.699cm">
            <text:p text:style-name="P1"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56cm" svg:height="0.52cm" svg:x="6.996cm" svg:y="11.785cm">
            <draw:image xlink:href="Pictures/100002010000001C0000001A97453480.png" xlink:type="simple" xlink:show="embed" xlink:actuate="onLoad">
              <text:p text:style-name="P1"/>
            </draw:image>
          </draw:frame>
          <draw:custom-shape draw:style-name="gr3" draw:text-style-name="P4" draw:layer="layout" svg:width="0.56cm" svg:height="0.56cm" svg:x="8.812cm" svg:y="12.69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639cm" svg:y="15.397cm">
            <text:p text:style-name="P1"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56cm" svg:height="0.56cm" svg:x="6.476cm" svg:y="17.733cm">
            <draw:image xlink:href="Pictures/1000020100000020000000209E8E4D8E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8.812cm" svg:y="17.733cm">
            <draw:image xlink:href="Pictures/100002010000002000000020EC819DE2.png" xlink:type="simple" xlink:show="embed" xlink:actuate="onLoad">
              <text:p text:style-name="P1"/>
            </draw:image>
          </draw:frame>
          <draw:frame draw:style-name="gr6" draw:text-style-name="P4" draw:layer="layout" svg:width="-0.56cm" svg:height="-0.56cm" svg:x="9.372cm" svg:y="17.253cm">
            <draw:image xlink:href="Pictures/100002010000002000000020EC819DE2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2cm" svg:x="12.024cm" svg:y="11.345cm">
            <draw:image xlink:href="Pictures/10000201000000200000001E1368CB7B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2.964cm" svg:y="11.245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2.964cm" svg:y="13.061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2.964cm" svg:y="16.693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0.628cm" svg:y="17.733cm">
            <draw:image xlink:href="Pictures/100002010000002000000020EC819DE2.png" xlink:type="simple" xlink:show="embed" xlink:actuate="onLoad">
              <text:p text:style-name="P1"/>
            </draw:image>
          </draw:frame>
          <draw:frame draw:style-name="gr6" draw:text-style-name="P4" draw:layer="layout" svg:width="-0.56cm" svg:height="-0.56cm" svg:x="11.188cm" svg:y="17.253cm">
            <draw:image xlink:href="Pictures/100002010000002000000020EC819DE2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1.924cm" svg:y="15.917cm">
            <draw:image xlink:href="Pictures/1000020100000020000000209E8E4D8E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1.148cm" svg:y="11.245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6.476cm" svg:y="15.917cm">
            <draw:image xlink:href="Pictures/1000020100000020000000209E8E4D8E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1.148cm" svg:y="14.877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8.392cm" svg:y="11.345cm">
            <draw:image xlink:href="Pictures/10000201000000200000002034965805.png" xlink:type="simple" xlink:show="embed" xlink:actuate="onLoad">
              <text:p text:style-name="P1"/>
            </draw:image>
          </draw:frame>
          <draw:frame draw:style-name="gr1" draw:text-style-name="P2" draw:layer="layout" svg:width="5.836cm" svg:height="0.81cm" svg:x="6.276cm" svg:y="10.405cm">
            <draw:text-box>
              <text:p text:style-name="P1"><text:span text:style-name="T1">Livello 3, piano 2</text:span></text:p>
            </draw:text-box>
          </draw:frame>
        </draw:g>
        <draw:frame draw:style-name="gr4" draw:text-style-name="P4" draw:layer="layout" svg:width="0.41cm" svg:height="0.56cm" svg:x="7.566cm" svg:y="7.8cm">
          <draw:image xlink:href="Pictures/100002010000001800000020E95CC7B6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09T20:45:55</meta:creation-date>
    <dc:date>2007-09-30T22:47:58</dc:date>
    <dc:language>it-IT</dc:language>
    <meta:editing-cycles>112</meta:editing-cycles>
    <meta:editing-duration>PT2H48M20S</meta:editing-duration>
    <meta:user-defined meta:name="Info 1"/>
    <meta:user-defined meta:name="Info 2"/>
    <meta:user-defined meta:name="Info 3"/>
    <meta:user-defined meta:name="Info 4"/>
    <meta:document-statistic meta:object-count="236"/>
  </office:meta>
</office:document-meta>
</file>